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family-generic="swiss" style:font-pitch="fixed"/>
    <style:font-face style:name="Liberation Sans3" svg:font-family="'Liberation Sans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20.702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style:font-name="Courier 10 Pitch1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c5000b"/>
    </style:style>
    <style:style style:name="P7" style:family="paragraph">
      <style:text-properties style:font-name="Courier 10 Pitch1" fo:font-size="24pt" style:font-size-asian="24pt" style:font-size-complex="24pt"/>
    </style:style>
    <style:style style:name="P8" style:family="paragraph">
      <style:text-properties style:font-name="Courier 10 Pitch1" fo:font-size="18pt" style:font-size-asian="18pt" style:font-size-complex="18pt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style:font-name="Courier 10 Pitch1"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style:font-name="Courier 10 Pitch1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Courier 10 Pitch1"/>
    </style:style>
    <style:style style:name="T4" style:family="text">
      <style:text-properties style:font-name="Liberation Sans2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0000" style:font-name="Courier 10 Pitch1" fo:font-weight="bold" style:font-weight-asian="bold" style:font-weight-complex="bold"/>
    </style:style>
    <style:style style:name="T7" style:family="text">
      <style:text-properties fo:color="#c5000b" style:font-name="Courier 10 Pitch1"/>
    </style:style>
    <style:style style:name="T8" style:family="text">
      <style:text-properties fo:color="#c5000b" style:font-name="Courier 10 Pitch1" fo:font-size="18pt" style:font-size-asian="18pt" style:font-size-complex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 style:font-name="Courier 10 Pitch1" fo:font-size="18pt" style:font-size-asian="18pt" style:font-size-complex="18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5.40000009536743pt" style:font-size-asian="5.40000009536743pt" style:font-size-complex="5.40000009536743pt"/>
    </style:style>
    <style:style style:name="T26" style:family="text">
      <style:text-properties fo:font-size="4.40000009536743pt" style:font-size-asian="4.40000009536743pt" style:font-size-complex="4.40000009536743pt"/>
    </style:style>
    <style:style style:name="T27" style:family="text">
      <style:text-properties fo:font-size="3.59999990463257pt" style:font-size-asian="3.59999990463257pt" style:font-size-complex="3.59999990463257pt"/>
    </style:style>
    <style:style style:name="T28" style:family="text">
      <style:text-properties fo:font-size="2.90000009536743pt" style:font-size-asian="2.90000009536743pt" style:font-size-complex="2.90000009536743pt"/>
    </style:style>
    <style:style style:name="T29" style:family="text">
      <style:text-properties fo:font-size="2.29999995231628pt" style:font-size-asian="2.29999995231628pt" style:font-size-complex="2.29999995231628pt"/>
    </style:style>
    <style:style style:name="T30" style:family="text">
      <style:text-properties fo:font-size="1.89999997615814pt" style:font-size-asian="1.89999997615814pt" style:font-size-complex="1.89999997615814pt"/>
    </style:style>
    <style:style style:name="T31" style:family="text">
      <style:text-properties fo:font-size="1.5pt" style:font-size-asian="1.5pt" style:font-size-complex="1.5pt"/>
    </style:style>
    <style:style style:name="T32" style:family="text">
      <style:text-properties fo:font-size="1.20000004768372pt" style:font-size-asian="1.20000004768372pt" style:font-size-complex="1.20000004768372pt"/>
    </style:style>
    <style:style style:name="T33" style:family="text">
      <style:text-properties fo:color="#c5000b"/>
    </style:style>
    <style:style style:name="T34" style:family="text">
      <style:text-properties fo:color="#c5000b" style:font-name="Courier 10 Pitch1" fo:font-size="20pt" style:font-size-asian="20pt" style:font-size-complex="20pt"/>
    </style:style>
    <style:style style:name="T35" style:family="text">
      <style:text-properties style:font-name="Courier 10 Pitch1" fo:font-size="20pt" style:font-size-asian="20pt" style:font-size-complex="20pt"/>
    </style:style>
    <style:style style:name="T36" style:family="text">
      <style:text-properties style:font-name="Courier 10 Pitch1" fo:font-size="24pt" style:font-size-asian="24pt" style:font-size-complex="24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Courier 10 Pitch1" fo:font-size="18pt" style:font-size-asian="18pt" style:font-size-complex="18pt"/>
    </style:style>
    <style:style style:name="T39" style:family="text">
      <style:text-properties fo:font-size="96pt" style:font-size-asian="96pt" style:font-size-complex="96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style:font-name="Liberation Sans2" fo:font-size="60pt" style:font-size-asian="60pt" style:font-size-complex="60pt"/>
    </style:style>
    <style:style style:name="T42" style:family="text">
      <style:text-properties style:font-name="Courier 10 Pitch1" fo:font-size="22pt" style:font-size-asian="22pt" style:font-size-complex="22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style:font-name="Courier 10 Pitch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ubroutines, Scoping, and Referen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quick look at namespaces</text:p>
                <text:p/>
              </text:list-item>
              <text:list-item>
                <text:p>How to call and write subroutines.</text:p>
                <text:p/>
              </text:list-item>
              <text:list-item>
                <text:p>Discover more about scoping.</text:p>
                <text:p/>
              </text:list-item>
              <text:list-item>
                <text:p>How to use references to create and manipulate data structures.</text:p>
                <text:p/>
                <text:p/>
                <text:p text:style-name="P1"><text:span text:style-name="T1">(And that's a lot!)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 Materi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mod</text:p>
                <text:list>
                  <text:list-item>
                    <text:p>Namespaces, Package Globals</text:p>
                    <text:p/>
                  </text:list-item>
                </text:list>
              </text:list-item>
              <text:list-item>
                <text:p>perlsub</text:p>
                <text:list>
                  <text:list-item>
                    <text:p>Subroutines, lexical scoping.</text:p>
                    <text:p/>
                  </text:list-item>
                </text:list>
              </text:list-item>
              <text:list-item>
                <text:p>perlrefquick, perlreftut, perlref, perldsc</text:p>
                <text:list>
                  <text:list-item>
                    <text:p>References &amp; Data Struc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wo slides on namespaces</text:p>
            <text:p/>
            <text:p><text:span text:style-name="T2">(besides this announcemen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e 1: Package Glob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<text:span text:style-name="T3">my</text:span>” variables are lexical variables.</text:p>
              </text:list-item>
              <text:list-item>
                <text:p>“<text:span text:style-name="T3">our</text:span>” variables are package global variables.</text:p>
                <text:list>
                  <text:list-header>
                    <text:p><text:span text:style-name="T3">our $pizza = “cold”;</text:span></text:p>
                  </text:list-header>
                </text:list>
                <text:p><text:span text:style-name="T4"/></text:p>
              </text:list-item>
              <text:list-item>
                <text:p><text:span text:style-name="T4">Package global variables have last names :: first names.</text:span></text:p>
                <text:list>
                  <text:list-header>
                    <text:p><text:span text:style-name="T3"/></text:p>
                    <text:p><text:span text:style-name="T3">print $pizza, “\n”; <text:s text:c="6"/># cold</text:span></text:p>
                    <text:p><text:span text:style-name="T3">print $main::pizza, “\n”; # col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e 2: Last Names (Namespaces)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Default namespace is '<text:span text:style-name="T3">main</text:span>'.</text:p>
              </text:list-item>
              <text:list-item>
                <text:p>Change namespaces with “<text:span text:style-name="T3">package </text:span>NAME<text:span text:style-name="T3">;</text:span>”</text:p>
                <text:p><text:span text:style-name="T3"/></text:p>
                <text:list>
                  <text:list-header>
                    <text:p><text:span text:style-name="T3">package Foo;</text:span></text:p>
                    <text:p><text:span text:style-name="T3">our $pizza = “Hot”;</text:span></text:p>
                    <text:p><text:span text:style-name="T3">print “$pizza\n”; # Hot</text:span></text:p>
                    <text:p><text:span text:style-name="T3"/></text:p>
                    <text:p><text:span text:style-name="T3">package main;</text:span></text:p>
                    <text:p><text:span text:style-name="T3">print “$pizza\n”; <text:s text:c="5"/># cold</text:span></text:p>
                    <text:p><text:span text:style-name="T3">print “$Foo::pizza\n”; # Ho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ick to lexical “<text:span text:style-name="T3">my</text:span>” variables unless you have a good reason not to.</text:p>
            <text:p/>
            <text:p/>
            <text:p><text:span text:style-name="T5">(...moving right along........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's wrong with this picture?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my $value = 100;</text:span></text:p>
                <text:p><text:span text:style-name="T3">$value *= -1 </text:span></text:p>
                <text:p><text:span text:style-name="T3"><text:s text:c="2"/></text:span><text:span text:style-name="T3">if $value &lt; 0;</text:span></text:p>
                <text:p><text:span text:style-name="T3"/></text:p>
                <text:p><text:span text:style-name="T3">my $number = -75;</text:span></text:p>
                <text:p><text:span text:style-name="T3">$number *= -1</text:span></text:p>
                <text:p><text:span text:style-name="T3"><text:s text:c="2"/></text:span><text:span text:style-name="T3">If $number &lt; 0;</text:span></text:p>
                <text:p><text:span text:style-name="T3"/></text:p>
                <text:p><text:span text:style-name="T3">my $input = -18;</text:span></text:p>
                <text:p><text:span text:style-name="T3">$input *= -1</text:span></text:p>
                <text:p><text:span text:style-name="T3"><text:s text:c="2"/></text:span><text:span text:style-name="T3">If $input &lt; 0;</text:span></text:p>
              </text:list-header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>my $k = -6.02e23</text:span></text:p>
                <text:p><text:span text:style-name="T3">$k *= -1 if $k &lt; 0;</text:span></text:p>
                <text:p><text:span text:style-name="T3"/></text:p>
                <text:p><text:span text:style-name="T3">my $n = 42;</text:span></text:p>
                <text:p><text:span text:style-name="T3">$n *= -1 if $n &lt; 0;</text:span></text:p>
                <text:p><text:span text:style-name="T3"/></text:p>
                <text:p><text:span text:style-name="T3">my $offset = -9.9;</text:span></text:p>
                <text:p><text:span text:style-name="T3">$offset &amp;= -1 if $offset &lt; 0;</text:span></text:p>
                <text:p><text:span text:style-name="T3"/></text:p>
                <text:p><text:span text:style-name="T3">my $delta = 3000;</text:span></text:p>
                <text:p><text:span text:style-name="T3">$delta *= -1 if $delta &lt; 0;</text:span></text:p>
                <text:p><text:span text:style-name="T3"/></text:p>
                <text:p><text:span text:style-name="T3">my $tax = 932;</text:span></text:p>
                <text:p><text:span text:style-name="T3">$tax *1 = -1 if $tax &lt; 0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's wrong with this picture?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my $value = 100;</text:span></text:p>
                <text:p><text:span text:style-name="T3">$value *= -1 </text:span></text:p>
                <text:p><text:span text:style-name="T3"><text:s text:c="2"/></text:span><text:span text:style-name="T3">if $value &lt; 0;</text:span></text:p>
                <text:p><text:span text:style-name="T3"/></text:p>
                <text:p><text:span text:style-name="T3">my $number = -75;</text:span></text:p>
                <text:p><text:span text:style-name="T3">$number *= -1</text:span></text:p>
                <text:p><text:span text:style-name="T3"><text:s text:c="2"/></text:span><text:span text:style-name="T3">If $number &lt; 0;</text:span></text:p>
                <text:p><text:span text:style-name="T3"/></text:p>
                <text:p><text:span text:style-name="T3">my $input = -18;</text:span></text:p>
                <text:p><text:span text:style-name="T3">$input *= -1</text:span></text:p>
                <text:p><text:span text:style-name="T3"><text:s text:c="2"/></text:span><text:span text:style-name="T3">If $input &lt; 0;</text:span></text:p>
              </text:list-header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>my $k = -6.02e23</text:span></text:p>
                <text:p><text:span text:style-name="T3">$k *= -1 if $k &lt; 0;</text:span></text:p>
                <text:p><text:span text:style-name="T3"/></text:p>
                <text:p><text:span text:style-name="T3">my $n = 42;</text:span></text:p>
                <text:p><text:span text:style-name="T3">$n *= -1 if $n &lt; 0;</text:span></text:p>
                <text:p><text:span text:style-name="T3"/></text:p>
                <text:p><text:span text:style-name="T3">my $offset = -9.9;</text:span></text:p>
                <text:p><text:span text:style-name="T3">$offset </text:span><text:span text:style-name="T6">&amp;=</text:span><text:span text:style-name="T3"> -1 if $offset &lt; 0;</text:span></text:p>
                <text:p><text:span text:style-name="T3"/></text:p>
                <text:p><text:span text:style-name="T3">my $delta = 3000;</text:span></text:p>
                <text:p><text:span text:style-name="T3">$delta *= -1 if $delta &lt; 0;</text:span></text:p>
                <text:p><text:span text:style-name="T3"/></text:p>
                <text:p><text:span text:style-name="T3">my $tax = 932;</text:span></text:p>
                <text:p><text:span text:style-name="T3">$tax *1 = -1 if $tax &lt; 0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tter?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7">sub absolute {</text:span></text:p>
                <text:p><text:span text:style-name="T7"><text:s text:c="2"/></text:span><text:span text:style-name="T7">my $v = shift; <text:s text:c="2"/># from @_</text:span></text:p>
                <text:p><text:span text:style-name="T7"><text:s text:c="2"/></text:span><text:span text:style-name="T7">$v *= -1 if $v &lt; 0;</text:span></text:p>
                <text:p><text:span text:style-name="T7"><text:s text:c="2"/></text:span><text:span text:style-name="T7">return $v;</text:span></text:p>
                <text:p><text:span text:style-name="T7">}</text:span></text:p>
                <text:p><text:span text:style-name="T3"/></text:p>
                <text:p><text:span text:style-name="T3">my $value <text:s/>= 100;</text:span></text:p>
                <text:p><text:span text:style-name="T3">my $number = -75;</text:span></text:p>
                <text:p><text:span text:style-name="T3">my $input <text:s/>= -18;</text:span></text:p>
                <text:p><text:span text:style-name="T3">my $k <text:s text:c="5"/>= -6.02e23;</text:span></text:p>
                <text:p><text:span text:style-name="T3">my $n <text:s text:c="5"/>= 42;</text:span></text:p>
                <text:p><text:span text:style-name="T3">my $offset = -9.9;</text:span></text:p>
                <text:p><text:span text:style-name="T3">my $delta <text:s/>= 3000;</text:span></text:p>
                <text:p><text:span text:style-name="T3">my $tax <text:s text:c="3"/>= 932;</text:span></text:p>
                <text:p><text:span text:style-name="T3"/></text:p>
              </text:list-header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/></text:p>
                <text:p><text:span text:style-name="T3">$value <text:s/>= absolute($value);</text:span></text:p>
                <text:p><text:span text:style-name="T3">$number = absolute($number);</text:span></text:p>
                <text:p><text:span text:style-name="T3">$input <text:s/>= absolute($input);</text:span></text:p>
                <text:p><text:span text:style-name="T3">$k <text:s text:c="5"/>= absolute($k);</text:span></text:p>
                <text:p><text:span text:style-name="T3">$n <text:s text:c="5"/>= absolute($n);</text:span></text:p>
                <text:p><text:span text:style-name="T3">$offset = absolute($offset);</text:span></text:p>
                <text:p><text:span text:style-name="T3">$delta <text:s/>= absolute($delta);</text:span></text:p>
                <text:p><text:span text:style-name="T3">$tax <text:s text:c="3"/>= absolute($tax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test it</text:p>
          </draw:text-box>
        </draw:frame>
        <draw:frame presentation:style-name="pr4" draw:text-style-name="P2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3">use Test::More;</text:span></text:p>
                <text:p><text:span text:style-name="T7">sub absolute {</text:span></text:p>
                <text:p><text:span text:style-name="T7"><text:s text:c="2"/></text:span><text:span text:style-name="T7">my $v = shift;</text:span></text:p>
                <text:p><text:span text:style-name="T7"><text:s text:c="2"/></text:span><text:span text:style-name="T7">$v *= -1 if $v &lt; 0;</text:span></text:p>
                <text:p><text:span text:style-name="T7"><text:s text:c="2"/></text:span><text:span text:style-name="T7">return $v;</text:span></text:p>
                <text:p><text:span text:style-name="T7">}</text:span></text:p>
                <text:p><text:span text:style-name="T3"/></text:p>
                <text:p><text:span text:style-name="T3">ok( absolute(-1) <text:s text:c="8"/>== 1, <text:s text:c="9"/>“Negative integer.” );</text:span></text:p>
                <text:p><text:span text:style-name="T3">ok( absolute(-6.02) <text:s text:c="5"/>== 6.02, <text:s text:c="6"/>“Negative float.”);</text:span></text:p>
                <text:p><text:span text:style-name="T3">ok( absolute(2000000000) == 2000000000, “Positive integer.” );</text:span></text:p>
                <text:p><text:span text:style-name="T3">ok( absolute(3.14) <text:s text:c="6"/>== 3.14, <text:s text:c="6"/>“Positive float.” );</text:span></text:p>
                <text:p><text:span text:style-name="T3">ok( absolute(4.2e-7) <text:s text:c="4"/>== 4.2e-7, <text:s text:c="4"/>“Scientific notation.” );</text:span></text:p>
                <text:p><text:span text:style-name="T3">ok( absolute(0) <text:s text:c="9"/>== 0, <text:s text:c="9"/>“Fencepost.” );</text:span></text:p>
                <text:p><text:span text:style-name="T3"/></text:p>
                <text:p><text:span text:style-name="T3">done_testing(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ems ok to me.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$ ./mytest.pl</text:span></text:p>
                <text:p><text:span text:style-name="T3"/></text:p>
                <text:p><text:span text:style-name="T3">ok 1 - Negative integer</text:span></text:p>
                <text:p><text:span text:style-name="T3">ok 2 - Negative float.</text:span></text:p>
                <text:p><text:span text:style-name="T3">ok 3 - Positive integer.</text:span></text:p>
                <text:p><text:span text:style-name="T3">ok 4 - Positive float.</text:span></text:p>
                <text:p><text:span text:style-name="T3">ok 5 - Scientific notation.</text:span></text:p>
                <text:p><text:span text:style-name="T3">ok 6 - Fencepost.</text:span></text:p>
                <text:p><text:span text:style-name="T3">1..6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mm... this is more elegant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8">sub absolute {</text:span></text:p>
                <text:p><text:span text:style-name="T8"><text:s text:c="2"/></text:span><text:span text:style-name="T8">my $v = shift;</text:span></text:p>
                <text:p><text:span text:style-name="T8"><text:s text:c="2"/></text:span><text:span text:style-name="T8">return $v &lt; 0 ? -$v : $v;</text:span></text:p>
                <text:p><text:span text:style-name="T8">}</text:span>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9"/></text:p>
                <text:p><text:span text:style-name="T10">sub absolute {</text:span></text:p>
                <text:p><text:span text:style-name="T10"><text:s text:c="2"/></text:span><text:span text:style-name="T10">my $v = shift;</text:span></text:p>
                <text:p><text:span text:style-name="T10"><text:s text:c="2"/></text:span><text:span text:style-name="T10">$v *= -1 if $v &lt; 0;</text:span></text:p>
                <text:p><text:span text:style-name="T10"><text:s text:c="2"/></text:span><text:span text:style-name="T10">return $v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test the new implementation.</text:p>
          </draw:text-box>
        </draw:frame>
        <draw:frame presentation:style-name="pr4" draw:text-style-name="P2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3">use Test::More;</text:span></text:p>
                <text:p><text:span text:style-name="T3"/></text:p>
                <text:p><text:span text:style-name="T7">sub absolute {</text:span></text:p>
                <text:p><text:span text:style-name="T7"><text:s text:c="2"/></text:span><text:span text:style-name="T7">my $v = shift;</text:span></text:p>
                <text:p><text:span text:style-name="T7"><text:s text:c="2"/></text:span><text:span text:style-name="T7">return $v &lt; 0 ? -$v : $v;</text:span></text:p>
                <text:p><text:span text:style-name="T7">}</text:span></text:p>
                <text:p><text:span text:style-name="T3"/></text:p>
                <text:p><text:span text:style-name="T3">ok( absolute(-1) <text:s text:c="8"/>== 1, <text:s text:c="9"/>“Negative integer.” );</text:span></text:p>
                <text:p><text:span text:style-name="T3">ok( absolute(-6.02) <text:s text:c="5"/>== 6.02, <text:s text:c="6"/>“Negative float.”);</text:span></text:p>
                <text:p><text:span text:style-name="T3">ok( absolute(2000000000) == 2000000000, “Positive integer.” );</text:span></text:p>
                <text:p><text:span text:style-name="T3">ok( absolute(3.14) <text:s text:c="6"/>== 3.14, <text:s text:c="6"/>“Positive float.” );</text:span></text:p>
                <text:p><text:span text:style-name="T3">ok( absolute(4.2e-7) <text:s text:c="4"/>== 4.2e-7, <text:s text:c="4"/>“Scientific notation.” );</text:span></text:p>
                <text:p><text:span text:style-name="T3">ok( absolute(0) <text:s text:c="9"/>== 0, <text:s text:c="9"/>“Fencepost.” );</text:span></text:p>
                <text:p><text:span text:style-name="T3"/></text:p>
                <text:p><text:span text:style-name="T3">done_testing(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Still) Seems ok to me.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$ ./mytest.pl</text:span></text:p>
                <text:p><text:span text:style-name="T3"/></text:p>
                <text:p><text:span text:style-name="T3">ok 1 - Negative integer</text:span></text:p>
                <text:p><text:span text:style-name="T3">ok 2 - Negative float.</text:span></text:p>
                <text:p><text:span text:style-name="T3">ok 3 - Positive integer.</text:span></text:p>
                <text:p><text:span text:style-name="T3">ok 4 - Positive float.</text:span></text:p>
                <text:p><text:span text:style-name="T3">ok 5 - Scientific notation.</text:span></text:p>
                <text:p><text:span text:style-name="T3">ok 6 - Fencepost.</text:span></text:p>
                <text:p><text:span text:style-name="T3">1..6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20.702cm" svg:x="1.471cm" svg:y="0.126cm" presentation:class="subtitle" presentation:user-transformed="true">
          <draw:text-box>
            <text:p><text:span text:style-name="T11">Don't Repeat Yourself!!!</text:span></text:p>
            <text:p><text:span text:style-name="T12">Don't Repeat Yourself!!!</text:span></text:p>
            <text:p><text:span text:style-name="T13">Don't Repeat Yourself!!!</text:span></text:p>
            <text:p><text:span text:style-name="T14">Don't Repeat Yourself!!!</text:span></text:p>
            <text:p><text:span text:style-name="T15">Don't Repeat Yourself!!!</text:span></text:p>
            <text:p><text:span text:style-name="T16">Don't Repeat Yourself!!!</text:span></text:p>
            <text:p><text:span text:style-name="T17">Don't Repeat Yourself!!!</text:span></text:p>
            <text:p><text:span text:style-name="T1">Don't Repeat Yourself!!!</text:span></text:p>
            <text:p><text:span text:style-name="T18">Don't Repeat Yourself!!!</text:span></text:p>
            <text:p><text:span text:style-name="T19">Don't Repeat Yourself!!!</text:span></text:p>
            <text:p><text:span text:style-name="T20">Don't Repeat Yourself!!!</text:span></text:p>
            <text:p><text:span text:style-name="T21">Don't Repeat Yourself!!!</text:span></text:p>
            <text:p><text:span text:style-name="T22">Don't Repeat Yourself!!!</text:span></text:p>
            <text:p><text:span text:style-name="T23">Don't Repeat Yourself!!!</text:span></text:p>
            <text:p><text:span text:style-name="T24">Don't Repeat Yourself!!!</text:span></text:p>
            <text:p><text:span text:style-name="T25">Don't Repeat Yourself!!!</text:span></text:p>
            <text:p><text:span text:style-name="T26">Don't Repeat Yourself!!!</text:span></text:p>
            <text:p><text:span text:style-name="T27">Don't Repeat Yourself!!!</text:span></text:p>
            <text:p><text:span text:style-name="T28">Don't Repeat Yourself!!!</text:span></text:p>
            <text:p><text:span text:style-name="T29">Don't Repeat Yourself!!!</text:span></text:p>
            <text:p><text:span text:style-name="T30">Don't Repeat Yourself!!!</text:span></text:p>
            <text:p><text:span text:style-name="T31">Don't Repeat Yourself!!!</text:span></text:p>
            <text:p><text:span text:style-name="T32">Don't Repeat Yourself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><text:span text:style-name="T1">(Please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rout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ub</text:span> NAME <text:span text:style-name="T3">{</text:span> BLOCK <text:span text:style-name="T3">}</text:span></text:p>
                <text:p/>
              </text:list-item>
              <text:list-item>
                <text:p>All parameters appear in special array “<text:span text:style-name="T3">@_</text:span>”</text:p>
              </text:list-item>
              <text:list-item>
                <text:p>Last expression evaluated forms the return value(s).</text:p>
              </text:list-item>
              <text:list-item>
                <text:p>“<text:span text:style-name="T3">return</text:span>” makes return value(s) explic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routine call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/></text:p>
                <text:p text:style-name="P2"><text:span text:style-name="T3">my $return_value </text:span></text:p>
                <text:p text:style-name="P2"><text:span text:style-name="T3"><text:s text:c="2"/></text:span><text:span text:style-name="T3">= foo($some,$parameters);</text:span></text:p>
                <text:p text:style-name="P2"><text:span text:style-name="T3"/></text:p>
                <text:p text:style-name="P2"><text:span text:style-name="T3">my @return_values = foo(@params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<text:span text:style-name="T33">Access </text:span><text:span text:style-name="T7">@_</text:span><text:span text:style-name="T33"> directly:</text:span></text:p>
                <text:p><text:span text:style-name="T34">sub add {</text:span></text:p>
                <text:p><text:span text:style-name="T34"><text:s text:c="2"/></text:span><text:span text:style-name="T34">return $_[0] + $_[1];</text:span></text:p>
                <text:p><text:span text:style-name="T34">}</text:span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ft elements off <text:span text:style-name="T3">@_</text:span>:</text:p>
                <text:p><text:span text:style-name="T35">sub add {</text:span></text:p>
                <text:p><text:span text:style-name="T35"><text:s text:c="2"/></text:span><text:span text:style-name="T35">return shift + shift;</text:span></text:p>
                <text:p><text:span text:style-name="T35">}</text:span>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item>
                <text:p>Pass <text:span text:style-name="T3">@_</text:span> along:</text:p>
                <text:p><text:span text:style-name="T35">sub add {</text:span></text:p>
                <text:p><text:span text:style-name="T35"><text:s text:c="2"/></text:span><text:span text:style-name="T35">return sum(@_);</text:span></text:p>
                <text:p><text:span text:style-name="T35">}</text:span>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2">
              <text:list-item>
                <text:p>Assign from <text:span text:style-name="T3">@_</text:span>:</text:p>
                <text:p><text:span text:style-name="T35">sub add {</text:span></text:p>
                <text:p><text:span text:style-name="T35"><text:s text:c="2"/></text:span><text:span text:style-name="T35">my ( $left, $right ) = @_;</text:span></text:p>
                <text:p><text:span text:style-name="T35"><text:s text:c="2"/></text:span><text:span text:style-name="T35">return $left + $right;</text:span></text:p>
                <text:p><text:span text:style-name="T35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Access @_ directly:</text:p>
                <text:p><text:span text:style-name="T35">sub add {</text:span></text:p>
                <text:p><text:span text:style-name="T35"><text:s text:c="2"/></text:span><text:span text:style-name="T35">return $_[0] + $_[1];</text:span></text:p>
                <text:p><text:span text:style-name="T35">}</text:span></text:p>
                <text:p/>
              </text:list-item>
            </text:list>
          </draw:text-box>
        </draw:frame>
        <draw:frame presentation:style-name="pr7" draw:text-style-name="P6" draw:layer="layout" svg:width="12.297cm" svg:height="5.809cm" svg:x="14.313cm" svg:y="4.914cm" presentation:class="outline">
          <draw:text-box>
            <text:list text:style-name="L2">
              <text:list-item>
                <text:p><text:span text:style-name="T33">Shift elements off @_:</text:span></text:p>
                <text:p><text:span text:style-name="T34">sub add {</text:span></text:p>
                <text:p><text:span text:style-name="T34"><text:s text:c="2"/></text:span><text:span text:style-name="T34">return shift + shift;</text:span></text:p>
                <text:p><text:span text:style-name="T34">}</text:span>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item>
                <text:p>Pass @_ along:</text:p>
                <text:p><text:span text:style-name="T35">sub add {</text:span></text:p>
                <text:p><text:span text:style-name="T35"><text:s text:c="2"/></text:span><text:span text:style-name="T35">return sum(@_);</text:span></text:p>
                <text:p><text:span text:style-name="T35">}</text:span>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2">
              <text:list-item>
                <text:p>Unpack @_:</text:p>
                <text:p><text:span text:style-name="T35">sub add {</text:span></text:p>
                <text:p><text:span text:style-name="T35"><text:s text:c="2"/></text:span><text:span text:style-name="T35">my ( $left, $right ) = @_;</text:span></text:p>
                <text:p><text:span text:style-name="T35"><text:s text:c="2"/></text:span><text:span text:style-name="T35">return $left + $right;</text:span></text:p>
                <text:p><text:span text:style-name="T35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Access @_ directly:</text:p>
                <text:p><text:span text:style-name="T35">sub add {</text:span></text:p>
                <text:p><text:span text:style-name="T35"><text:s text:c="2"/></text:span><text:span text:style-name="T35">return $_[0] + $_[1];</text:span></text:p>
                <text:p><text:span text:style-name="T35">}</text:span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ft elements off @_:</text:p>
                <text:p><text:span text:style-name="T35">sub add {</text:span></text:p>
                <text:p><text:span text:style-name="T35"><text:s text:c="2"/></text:span><text:span text:style-name="T35">return shift + shift;</text:span></text:p>
                <text:p><text:span text:style-name="T35">}</text:span>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item>
                <text:p>Pass @_ along:</text:p>
                <text:p><text:span text:style-name="T35">sub add {</text:span></text:p>
                <text:p><text:span text:style-name="T35"><text:s text:c="2"/></text:span><text:span text:style-name="T35">return sum(@_);</text:span></text:p>
                <text:p><text:span text:style-name="T35">}</text:span></text:p>
              </text:list-item>
            </text:list>
          </draw:text-box>
        </draw:frame>
        <draw:frame presentation:style-name="pr7" draw:text-style-name="P6" draw:layer="layout" svg:width="12.297cm" svg:height="5.809cm" svg:x="1.4cm" svg:y="11.276cm" presentation:class="outline">
          <draw:text-box>
            <text:list text:style-name="L2">
              <text:list-item>
                <text:p><text:span text:style-name="T33">Unpack @_:</text:span></text:p>
                <text:p><text:span text:style-name="T34">sub add {</text:span></text:p>
                <text:p><text:span text:style-name="T34"><text:s text:c="2"/></text:span><text:span text:style-name="T34">my ( $left, $right ) = @_;</text:span></text:p>
                <text:p><text:span text:style-name="T34"><text:s text:c="2"/></text:span><text:span text:style-name="T34">return $left + $right;</text:span></text:p>
                <text:p><text:span text:style-name="T34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Access @_ directly:</text:p>
                <text:p><text:span text:style-name="T35">sub add {</text:span></text:p>
                <text:p><text:span text:style-name="T35"><text:s text:c="2"/></text:span><text:span text:style-name="T35">return $_[0] + $_[1];</text:span></text:p>
                <text:p><text:span text:style-name="T35">}</text:span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ft elements off @_:</text:p>
                <text:p><text:span text:style-name="T35">sub add {</text:span></text:p>
                <text:p><text:span text:style-name="T35"><text:s text:c="2"/></text:span><text:span text:style-name="T35">return shift + shift;</text:span></text:p>
                <text:p><text:span text:style-name="T35">}</text:span></text:p>
              </text:list-item>
            </text:list>
          </draw:text-box>
        </draw:frame>
        <draw:frame presentation:style-name="pr7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33">Pass @_ along:</text:span></text:p>
                <text:p><text:span text:style-name="T34">sub add {</text:span></text:p>
                <text:p><text:span text:style-name="T34"><text:s text:c="2"/></text:span><text:span text:style-name="T34">return sum(@_);</text:span></text:p>
                <text:p><text:span text:style-name="T34">}</text:span>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2">
              <text:list-item>
                <text:p>Unpack @_:</text:p>
                <text:p><text:span text:style-name="T35">sub add {</text:span></text:p>
                <text:p><text:span text:style-name="T35"><text:s text:c="2"/></text:span><text:span text:style-name="T35">my ( $left, $right ) = @_;</text:span></text:p>
                <text:p><text:span text:style-name="T35"><text:s text:c="2"/></text:span><text:span text:style-name="T35">return $left + $right;</text:span></text:p>
                <text:p><text:span text:style-name="T35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ameter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6">sub sum_of_sqrs {</text:span></text:p>
                <text:p><text:span text:style-name="T36"><text:s text:c="2"/></text:span><text:span text:style-name="T36">my @numbers = @_;</text:span></text:p>
                <text:p><text:span text:style-name="T36"><text:s text:c="2"/></text:span><text:span text:style-name="T36">my $sum = 0;</text:span></text:p>
                <text:p><text:span text:style-name="T36"><text:s text:c="2"/></text:span><text:span text:style-name="T36">$sum += <text:s text:c="2"/>$_ * $_ <text:s text:c="2"/>foreach @numbers;</text:span></text:p>
                <text:p><text:span text:style-name="T36"><text:s text:c="2"/></text:span><text:span text:style-name="T36">return $sum;</text:span></text:p>
                <text:p><text:span text:style-name="T36">}</text:span></text:p>
                <text:p><text:span text:style-name="T36"/></text:p>
                <text:p><text:span text:style-name="T36">say sum_of_sqrs( 1, 2, 3 ); # 14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/ Warning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Parameters are aliases until you unpack them.</text:p>
                <text:list>
                  <text:list-item>
                    <text:p>Occasionally very useful.</text:p>
                  </text:list-item>
                  <text:list-item>
                    <text:p>Sometimes it's just “code smell”.</text:p>
                  </text:list-item>
                </text:list>
                <text:p><text:span text:style-name="T35"/></text:p>
                <text:p><text:span text:style-name="T35">sub add_five {</text:span></text:p>
                <text:p><text:span text:style-name="T35"><text:s text:c="2"/></text:span><text:span text:style-name="T35">$_[0] += 5;</text:span></text:p>
                <text:p><text:span text:style-name="T35">}</text:span></text:p>
                <text:p><text:span text:style-name="T35"/></text:p>
                <text:p><text:span text:style-name="T35">my $n = 5;</text:span></text:p>
                <text:p><text:span text:style-name="T35">add_five($n);</text:span></text:p>
                <text:p><text:span text:style-name="T35">print “$n\n”; <text:s/># 1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turn value(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turn a single value, or a list.</text:p>
                <text:list>
                  <text:list-item>
                    <text:p>Context matters!</text:p>
                    <text:p/>
                    <text:p/>
                  </text:list-item>
                </text:list>
                <text:p><text:span text:style-name="T3">sub alphabet {</text:span></text:p>
                <text:p><text:span text:style-name="T3"><text:s text:c="2"/></text:span><text:span text:style-name="T3">return ( 'a' .. 'z' );</text:span></text:p>
                <text:p><text:span text:style-name="T3">}</text:span></text:p>
                <text:p><text:span text:style-name="T3">my $scalar = alphabet(); # z</text:span></text:p>
                <text:p><text:span text:style-name="T3">my @array = alphabet(); <text:s/># a, b, c,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turn value(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turn a single value, or a list.</text:p>
                <text:list>
                  <text:list-item>
                    <text:p>Context matters!</text:p>
                  </text:list-item>
                  <text:list-item>
                    <text:p><text:span text:style-name="T37">Context propagates from caller!</text:span></text:p>
                    <text:p/>
                  </text:list-item>
                </text:list>
                <text:p><text:span text:style-name="T3">sub alphabet {</text:span></text:p>
                <text:p><text:span text:style-name="T3"><text:s text:c="2"/></text:span><text:span text:style-name="T3">my @alpha = ( 'a' .. 'z' );</text:span></text:p>
                <text:p><text:span text:style-name="T3"><text:s text:c="2"/></text:span><text:span text:style-name="T3">return </text:span><text:span text:style-name="T7">@alpha</text:span><text:span text:style-name="T3">;</text:span></text:p>
                <text:p><text:span text:style-name="T3">}</text:span></text:p>
                <text:p><text:span text:style-name="T3">my $scalar = alphabet(); # </text:span><text:span text:style-name="T7">26</text:span></text:p>
                <text:p><text:span text:style-name="T3">my @array = alphabet(); <text:s/># a, b, c,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turning “nothing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6"/></text:p>
                <text:p><text:span text:style-name="T36">sub nothing { return; }</text:span></text:p>
                <text:p><text:span text:style-name="T36"/></text:p>
                <text:p><text:span text:style-name="T36">my @array <text:s/>= nothing(); <text:s text:c="2"/># () Empty list.</text:span></text:p>
                <text:p><text:span text:style-name="T36">my $scalar = nothing(); <text:s text:c="2"/># undef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ping</text:p>
          </draw:text-box>
        </draw:frame>
        <draw:frame presentation:style-name="pr4" draw:text-style-name="P2" draw:layer="layout" svg:width="25.199cm" svg:height="13.12cm" svg:x="1.4cm" svg:y="4.914cm" presentation:class="outline" presentation:user-transformed="true">
          <draw:text-box>
            <text:list text:style-name="L2">
              <text:list-header>
                <text:p><text:span text:style-name="T3">sub add {</text:span></text:p>
                <text:p><text:span text:style-name="T3"><text:s text:c="2"/></text:span><text:span text:style-name="T3">my ( $n, $m ) = @_; <text:s text:c="2"/># Global $n is masked.</text:span></text:p>
                <text:p><text:span text:style-name="T3"><text:s text:c="2"/></text:span><text:span text:style-name="T3">return $n + $m;</text:span></text:p>
                <text:p><text:span text:style-name="T3">}</text:span></text:p>
                <text:p><text:span text:style-name="T3"/></text:p>
                <text:p><text:span text:style-name="T3">my $n = 500; <text:s text:c="2"/># Global $n isn't overwritten.</text:span></text:p>
                <text:p><text:span text:style-name="T3">my @vals = ( 1, 2 );</text:span></text:p>
                <text:p><text:span text:style-name="T3">print add(@vals), “\n”;</text:span></text:p>
                <text:p><text:span text:style-name="T3">print “$n\n”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Global Osmosis”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><text:span text:style-name="T3">my( $n, $m ) = ( 2, 3 );</text:span></text:p>
                <text:p><text:span text:style-name="T3">print add(), “\n”;</text:span></text:p>
                <text:p><text:span text:style-name="T3"/></text:p>
                <text:p><text:span text:style-name="T3">sub add { return $n + $m; }</text:span></text:p>
                <text:p><text:span text:style-name="T3"/></text:p>
              </text:list-header>
              <text:list-item>
                <text:p>Variables from an outer scope are available from inner scopes unless masked by a variable of the same name.</text:p>
                <text:list>
                  <text:list-item>
                    <text:p>Tremendously useful when used sparingly, and with care.</text:p>
                    <text:list>
                      <text:list-item>
                        <text:p>More on that later.</text:p>
                      </text:list-item>
                    </text:list>
                  </text:list-item>
                  <text:list-item>
                    <text:p>Horribly confusing if misused or overused.</text:p>
                    <text:list>
                      <text:list-item>
                        <text:p>Use parameters and return values for clari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36">my $name = “Dave”</text:span></text:p>
                <text:p><text:span text:style-name="T36">my @array = qw( a b c );</text:span></text:p>
                <text:p><text:span text:style-name="T36">my %hash <text:s/>= qw( pete 34 dave 46 );</text:span></text:p>
                <text:p><text:span text:style-name="T36"/></text:p>
                <text:p><text:span text:style-name="T36">my $name_ref = \$name;</text:span></text:p>
                <text:p><text:span text:style-name="T36">my $array_ref = \@array;</text:span></text:p>
                <text:p><text:span text:style-name="T36">my $hash_ref = \%hash;</text:span></text:p>
                <text:p><text:span text:style-name="T3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  <text:p><text:span text:style-name="T36">my $name = “Dave”</text:span></text:p>
                <text:p><text:span text:style-name="T36">my @array = qw( a b c );</text:span></text:p>
                <text:p><text:span text:style-name="T36">my %hash <text:s/></text:span></text:p>
                <text:p><text:span text:style-name="T36"><text:s text:c="2"/></text:span><text:span text:style-name="T36">= qw( pete 34 dave 46 );</text:span></text:p>
                <text:p><text:span text:style-name="T36"/></text:p>
                <text:p><text:span text:style-name="T36">my $name_ref = \$name;</text:span></text:p>
                <text:p><text:span text:style-name="T36">my $array_ref = \@array;</text:span></text:p>
                <text:p><text:span text:style-name="T36">my $hash_ref = \%hash;</text:span></text:p>
                <text:p><text:span text:style-name="T36"/></text:p>
              </text:list-header>
            </text:list>
          </draw:text-box>
        </draw:frame>
        <draw:frame presentation:style-name="pr4" draw:text-style-name="P8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8"/></text:p>
                <text:p><text:span text:style-name="T38">say $$name_ref; # Dave</text:span></text:p>
                <text:p><text:span text:style-name="T38"/></text:p>
                <text:p><text:span text:style-name="T38">say $array_ref-&gt;[0]; # a</text:span></text:p>
                <text:p><text:span text:style-name="T38"/></text:p>
                <text:p><text:span text:style-name="T38">say $hash_ref-&gt;{dave}; # 46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 text:style-name="P9"><text:span text:style-name="T12">What's the </text:span><text:span text:style-name="T39">poi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“<text:span text:style-name="T40">All problems in computer science can be solved by another level of indirection...</text:span>”</text:p>
            <text:p/>
            <text:p><text:span text:style-name="T9"><text:s text:c="25"/>– </text:span><text:span text:style-name="T9">David Whee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: Parameter lists</text:p>
          </draw:text-box>
        </draw:frame>
        <draw:frame presentation:style-name="pr4" draw:text-style-name="P2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3">my @names = qw( Dave Dan Shannon );</text:span></text:p>
                <text:p><text:span text:style-name="T3">my @ages = ( 46, 44, 42 );</text:span></text:p>
                <text:p><text:span text:style-name="T3">sub hashify {</text:span></text:p>
                <text:p><text:span text:style-name="T3"><text:s text:c="4"/></text:span><text:span text:style-name="T3">my( @n, @a ) = @_;</text:span></text:p>
                <text:p><text:span text:style-name="T3"><text:s text:c="4"/></text:span><text:span text:style-name="T3">my %hash;</text:span></text:p>
                <text:p><text:span text:style-name="T3"><text:s text:c="4"/></text:span><text:span text:style-name="T3">@hash{@n} = @a;</text:span></text:p>
                <text:p><text:span text:style-name="T3"><text:s text:c="4"/></text:span><text:span text:style-name="T3">return %hash;</text:span></text:p>
                <text:p><text:span text:style-name="T3">}</text:span></text:p>
              </text:list-header>
              <text:list-item>
                <text:p><text:span text:style-name="T41"><text:s text:c="7"/></text:span><text:span text:style-name="T41">This Won't Work!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blem: Parameter lists</text:p>
          </draw:text-box>
        </draw:frame>
        <draw:frame presentation:style-name="pr4" draw:text-style-name="P8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8">my @names </text:span></text:p>
                <text:p><text:span text:style-name="T38"><text:s text:c="2"/></text:span><text:span text:style-name="T38">= qw( Dave Dan Shannon );</text:span></text:p>
                <text:p><text:span text:style-name="T38">my @ages = ( 46, 44, 42 );</text:span></text:p>
                <text:p><text:span text:style-name="T38">sub hashify {</text:span></text:p>
                <text:p><text:span text:style-name="T38"><text:s text:c="4"/></text:span><text:span text:style-name="T38">my( @n, @a ) = @_;</text:span></text:p>
                <text:p><text:span text:style-name="T38"><text:s text:c="4"/></text:span><text:span text:style-name="T38">my %hash;</text:span></text:p>
                <text:p><text:span text:style-name="T38"><text:s text:c="4"/></text:span><text:span text:style-name="T38">@hash{@n} = @a;</text:span></text:p>
                <text:p><text:span text:style-name="T38"><text:s text:c="4"/></text:span><text:span text:style-name="T38">return %hash;</text:span></text:p>
                <text:p><text:span text:style-name="T38">}</text:span></text:p>
              </text:list-header>
            </text:list>
          </draw:text-box>
        </draw:frame>
        <draw:frame presentation:style-name="pr4" draw:text-style-name="P10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2">@_ = ( </text:span></text:p>
                <text:p><text:span text:style-name="T42"><text:s text:c="4"/></text:span><text:span text:style-name="T42">'Dave', </text:span></text:p>
                <text:p><text:span text:style-name="T42"><text:s text:c="4"/></text:span><text:span text:style-name="T42">'Dan', </text:span></text:p>
                <text:p><text:span text:style-name="T42"><text:s text:c="4"/></text:span><text:span text:style-name="T42">'Shannon', </text:span></text:p>
                <text:p><text:span text:style-name="T42"><text:s text:c="4"/></text:span><text:span text:style-name="T42">46, </text:span></text:p>
                <text:p><text:span text:style-name="T42"><text:s text:c="4"/></text:span><text:span text:style-name="T42">44, </text:span></text:p>
                <text:p><text:span text:style-name="T42"><text:s text:c="4"/></text:span><text:span text:style-name="T42">42 </text:span></text:p>
                <text:p><text:span text:style-name="T42">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><text:span text:style-name="T43">Problem (solved with references): Parameter lists</text:span>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38">my @names </text:span></text:p>
                <text:p><text:span text:style-name="T38"><text:s text:c="2"/></text:span><text:span text:style-name="T38">= qw( Dave Dan Shannon );</text:span></text:p>
                <text:p><text:span text:style-name="T38">my @ages = ( 46, 44, 42 );</text:span></text:p>
                <text:p><text:span text:style-name="T38">sub hashify {</text:span></text:p>
                <text:p><text:span text:style-name="T38"><text:s text:c="4"/></text:span><text:span text:style-name="T38">my( $nar, $ahr ) = @_;</text:span></text:p>
                <text:p><text:span text:style-name="T38"><text:s text:c="4"/></text:span><text:span text:style-name="T38">my %hash;</text:span></text:p>
                <text:p><text:span text:style-name="T38"><text:s text:c="4"/></text:span><text:span text:style-name="T38">@hash{ @$nar } = @$ahr;</text:span></text:p>
                <text:p><text:span text:style-name="T38"><text:s text:c="4"/></text:span><text:span text:style-name="T38">return %hash;</text:span></text:p>
                <text:p><text:span text:style-name="T38">}</text:span></text:p>
                <text:p><text:span text:style-name="T38">my %h = hashify( </text:span></text:p>
                <text:p><text:span text:style-name="T38"><text:s text:c="2"/></text:span><text:span text:style-name="T38">\@names, \%ages <text:s/>);</text:span></text:p>
              </text:list-header>
            </text:list>
          </draw:text-box>
        </draw:frame>
        <draw:frame presentation:style-name="pr4" draw:text-style-name="P10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2">@_ = ( </text:span></text:p>
                <text:p><text:span text:style-name="T42"><text:s text:c="4"/></text:span><text:span text:style-name="T42">\@names,</text:span></text:p>
                <text:p><text:span text:style-name="T42"><text:s text:c="4"/></text:span><text:span text:style-name="T42">\@ages</text:span></text:p>
                <text:p><text:span text:style-name="T42">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Lists of Lists:</text:p>
                <text:p><text:span text:style-name="T36"/></text:p>
                <text:p><text:span text:style-name="T36">my @lol = (</text:span></text:p>
                <text:p><text:span text:style-name="T36"><text:s text:c="2"/></text:span><text:span text:style-name="T36">[ 1, <text:s/>2, <text:s/>3 ],</text:span></text:p>
                <text:p><text:span text:style-name="T36"><text:s text:c="2"/></text:span><text:span text:style-name="T36">['a','b','c'],</text:span></text:p>
                <text:p><text:span text:style-name="T36">); </text:span></text:p>
                <text:p><text:span text:style-name="T36">say $lol[1][1]; # b</text:span></text:p>
              </text:list-item>
            </text:list>
          </draw:text-box>
        </draw:frame>
        <draw:frame presentation:style-name="pr4" draw:layer="layout" svg:width="12.297cm" svg:height="14.136cm" svg:x="14.313cm" svg:y="4.914cm" presentation:class="outline" presentation:user-transformed="true">
          <draw:text-box>
            <text:list text:style-name="L2">
              <text:list-item>
                <text:p>Hashes of Hashes</text:p>
                <text:p><text:span text:style-name="T36"/></text:p>
                <text:p><text:span text:style-name="T36">my %hoh = (</text:span></text:p>
                <text:p><text:span text:style-name="T36"><text:s/></text:span><text:span text:style-name="T36">John =&gt; {</text:span></text:p>
                <text:p><text:span text:style-name="T36"><text:s text:c="2"/></text:span><text:span text:style-name="T36">Age =&gt; 34</text:span></text:p>
                <text:p><text:span text:style-name="T36">},</text:span></text:p>
                <text:p><text:span text:style-name="T36"><text:s/></text:span><text:span text:style-name="T36">Dave =&gt; {</text:span></text:p>
                <text:p><text:span text:style-name="T36"><text:s text:c="2"/></text:span><text:span text:style-name="T36">Age =&gt; 46 </text:span></text:p>
                <text:p><text:span text:style-name="T36"><text:s/></text:span><text:span text:style-name="T36">} </text:span></text:p>
                <text:p><text:span text:style-name="T36">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 Manipul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nstructors</text:p>
                <text:p><text:span text:style-name="T36"/></text:p>
              </text:list-item>
              <text:list-item>
                <text:p><text:span text:style-name="T36">[ </text:span><text:span text:style-name="T1">anonymous array</text:span><text:span text:style-name="T36"> ]</text:span></text:p>
              </text:list-item>
              <text:list-item>
                <text:p><text:span text:style-name="T36">{ </text:span><text:span text:style-name="T1">anonymous hash</text:span><text:span text:style-name="T36"> }</text:span></text:p>
              </text:list-item>
              <text:list-item>
                <text:p><text:span text:style-name="T36">\ </text:span><text:span text:style-name="T1">reference to something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item>
                <text:p>Dereferencing</text:p>
                <text:p><text:span text:style-name="T38"/></text:p>
                <text:p><text:span text:style-name="T38">$$simple_scalar_ref</text:span></text:p>
                <text:p><text:span text:style-name="T38">@$simple_array_ref</text:span></text:p>
                <text:p><text:span text:style-name="T38">%$simple_hash_ref</text:span></text:p>
                <text:p><text:span text:style-name="T38">@{$array_ref}</text:span></text:p>
                <text:p><text:span text:style-name="T38">$array_ref-&gt;[index]</text:span></text:p>
                <text:p><text:span text:style-name="T38">%{$hash_ref}</text:span></text:p>
                <text:p><text:span text:style-name="T38">$hash_ref-&gt;{index}</text:span></text:p>
                <text:p><text:span text:style-name="T38">$structure-&gt;{july}[4]{events}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4">is_deeply( </text:span></text:p>
                <text:p><text:span text:style-name="T44"><text:s text:c="4"/></text:span><text:span text:style-name="T44">[ 1, 2, 3 ], </text:span></text:p>
                <text:p><text:span text:style-name="T44"><text:s text:c="4"/></text:span><text:span text:style-name="T44">[ 1, 2, 3 ], </text:span></text:p>
                <text:p><text:span text:style-name="T44"><text:s text:c="4"/>“</text:span><text:span text:style-name="T44">Array refs hold same-valued elements.”</text:span></text:p>
                <text:p><text:span text:style-name="T44">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SON example: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de:</text:p>
                <text:p><text:span text:style-name="T38">my $j =</text:span></text:p>
                <text:p><text:span text:style-name="T38">q/[{"name":"dave","age":46},{"name":"dan","age":44}]/;</text:span></text:p>
                <text:p><text:span text:style-name="T38"/></text:p>
                <text:p><text:span text:style-name="T38">my $structure </text:span></text:p>
                <text:p><text:span text:style-name="T38"><text:s text:c="2"/></text:span><text:span text:style-name="T38">= decode_json($j);</text:span></text:p>
                <text:p><text:span text:style-name="T38">print Dumper $structure;</text:span></text:p>
              </text:list-item>
            </text:list>
          </draw:text-box>
        </draw:frame>
        <draw:frame presentation:style-name="pr4" draw:text-style-name="P8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8">$VAR1 = [</text:span></text:p>
                <text:p><text:span text:style-name="T38"><text:s text:c="10"/></text:span><text:span text:style-name="T38">{</text:span></text:p>
                <text:p><text:span text:style-name="T38"><text:s text:c="12"/></text:span><text:span text:style-name="T38">'age' =&gt; 46,</text:span></text:p>
                <text:p><text:span text:style-name="T38"><text:s text:c="12"/></text:span><text:span text:style-name="T38">'name' =&gt; 'dave'</text:span></text:p>
                <text:p><text:span text:style-name="T38"><text:s text:c="10"/></text:span><text:span text:style-name="T38">},</text:span></text:p>
                <text:p><text:span text:style-name="T38"><text:s text:c="10"/></text:span><text:span text:style-name="T38">{</text:span></text:p>
                <text:p><text:span text:style-name="T38"><text:s text:c="12"/></text:span><text:span text:style-name="T38">'name' =&gt; 'dan',</text:span></text:p>
                <text:p><text:span text:style-name="T38"><text:s text:c="12"/></text:span><text:span text:style-name="T38">'age' =&gt; 44</text:span></text:p>
                <text:p><text:span text:style-name="T38"><text:s text:c="10"/></text:span><text:span text:style-name="T38">}</text:span></text:p>
                <text:p><text:span text:style-name="T38"><text:s text:c="8"/></text:span><text:span text:style-name="T38">]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Namespaces are for code/project scalability and reuse.</text:p>
                <text:p/>
              </text:list-item>
              <text:list-item>
                <text:p>Package globals are for special uses.</text:p>
                <text:list>
                  <text:list-item>
                    <text:p>We're usually not special.</text:p>
                  </text:list-item>
                </text:list>
                <text:p/>
              </text:list-item>
              <text:list-item>
                <text:p>Subroutines are building blocks of code reuse and abstraction away from complexity.</text:p>
                <text:p/>
              </text:list-item>
              <text:list-item>
                <text:p>Subroutine blocks have their own lexical scopes.</text:p>
                <text:p/>
              </text:list-item>
              <text:list-item>
                <text:p>References build data structures and allow for complex subroutine parameters / return val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 Materi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mod</text:p>
                <text:list>
                  <text:list-item>
                    <text:p>Namespaces, Package Globals</text:p>
                    <text:p/>
                  </text:list-item>
                </text:list>
              </text:list-item>
              <text:list-item>
                <text:p>perlsub</text:p>
                <text:list>
                  <text:list-item>
                    <text:p>Subroutines, lexical scoping.</text:p>
                    <text:p/>
                  </text:list-item>
                </text:list>
              </text:list-item>
              <text:list-item>
                <text:p>perlrefquick, perlreftut, perlref, perldsc</text:p>
                <text:list>
                  <text:list-item>
                    <text:p>References &amp; Data Struc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family-generic="swiss" style:font-pitch="fixed"/>
    <style:font-face style:name="Liberation Sans3" svg:font-family="'Liberation Sans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21:19:06.561449443</meta:creation-date>
    <dc:date>2014-07-03T15:44:32.910493241</dc:date>
    <meta:editing-duration>PT45M22S</meta:editing-duration>
    <meta:editing-cycles>7</meta:editing-cycles>
    <meta:generator>LibreOffice/4.2.4.2$Linux_X86_64 LibreOffice_project/420m0$Build-2</meta:generator>
    <meta:document-statistic meta:object-count="208"/>
  </office:meta>
</office:document-meta>
</file>